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habnam" svg:font-family="Shabn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style:writing-mode="rl-tb"/>
      <style:text-properties fo:font-size="10pt" officeooo:rsid="0019d7ab" officeooo:paragraph-rsid="0019d7ab" style:font-size-asian="10pt" style:font-name-complex="Shabnam" style:font-size-complex="10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4540e" officeooo:paragraph-rsid="0014540e" style:font-size-asian="16pt" style:font-name-complex="Shabnam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fo:font-weight="bold" officeooo:rsid="0014540e" officeooo:paragraph-rsid="0014540e" style:font-size-asian="16pt" style:font-weight-asian="bold" style:font-name-complex="Shabnam" style:font-size-complex="16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officeooo:rsid="0014540e" officeooo:paragraph-rsid="0014540e" style:font-size-asian="10.5pt" style:font-name-complex="Shabnam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1e8662" officeooo:paragraph-rsid="001e874c" style:font-size-asian="10.5pt" style:font-name-complex="Shabnam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officeooo:rsid="001e874c" officeooo:paragraph-rsid="001e874c" style:font-size-asian="10.5pt" style:font-name-complex="Shabnam" style:font-size-complex="12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2pt" officeooo:rsid="001ea5cf" officeooo:paragraph-rsid="001ea5cf" style:font-size-asian="10.5pt" style:font-name-complex="Shabnam" style:font-size-complex="12pt"/>
    </style:style>
    <style:style style:name="T1" style:family="text">
      <style:text-properties officeooo:rsid="00174015"/>
    </style:style>
    <style:style style:name="T2" style:family="text">
      <style:text-properties style:text-position="super 58%" officeooo:rsid="00174015"/>
    </style:style>
    <style:style style:name="T3" style:family="text">
      <style:text-properties fo:font-weight="bold" officeooo:rsid="00174015" style:font-weight-asian="bold" style:font-weight-complex="bold"/>
    </style:style>
    <style:style style:name="T4" style:family="text">
      <style:text-properties fo:font-weight="bold" officeooo:rsid="001b1b2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4015" style:font-weight-asian="normal" style:font-weight-complex="normal"/>
    </style:style>
    <style:style style:name="T7" style:family="text">
      <style:text-properties fo:font-weight="normal" officeooo:rsid="001b1b27" style:font-weight-asian="normal" style:font-weight-complex="normal"/>
    </style:style>
    <style:style style:name="T8" style:family="text">
      <style:text-properties fo:font-weight="normal" officeooo:rsid="001cb51c" style:font-weight-asian="normal" style:font-weight-complex="normal"/>
    </style:style>
    <style:style style:name="T9" style:family="text">
      <style:text-properties fo:font-weight="normal" officeooo:rsid="001d0677" style:font-weight-asian="normal" style:font-weight-complex="normal"/>
    </style:style>
    <style:style style:name="T10" style:family="text">
      <style:text-properties fo:font-weight="normal" officeooo:rsid="001e874c" style:font-weight-asian="normal" style:font-weight-complex="normal"/>
    </style:style>
    <style:style style:name="T11" style:family="text">
      <style:text-properties fo:font-weight="normal" officeooo:rsid="001ea5c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جواب تمرین‌های فصل ششم کتاب Han</text:p>
      <text:p text:style-name="P2"/>
      <text:p text:style-name="P2">امیر شبانی – ۹۴۱۳۰۸۸۰۲۱</text:p>
      <text:p text:style-name="P2"/>
      <text:p text:style-name="P4">۱. <text:span text:style-name="T1">طبق تعریف</text:span><text:span text:style-name="T2">۱</text:span><text:span text:style-name="T1"> در کتاب Han، مجموعه‌ی آیتمی (همچون X) را در مجموعه‌ی داده (همچون D) </text:span><text:span text:style-name="T3">بسته</text:span><text:span text:style-name="T6"> می‌نامیم، </text:span><text:span text:style-name="T7">که هیچ مجموعه‌ی بزرگ‌تر (که X زیرمجموعه‌ی آن باشد) وجود نداشته‌باشد که مقدار support آن برابر X باشد. پس اگر بدانیم مجموعه‌ای </text:span><text:span text:style-name="T4">پرتکرار</text:span><text:span text:style-name="T7"> و </text:span><text:span text:style-name="T4">بسته</text:span><text:span text:style-name="T7"> است، می‌توانیم بگوییم تمام زیرمجموعه‌های آن نیز پرتکرار هستند. یا به عبارت دیگر، با در اختیار داشتن همه‌ی مجموعه‌ی آیتم‌های پرتکرار و بسته‌ی یک مجموعه‌ی داده، برای اینکه پرتکرار بودن یا نبودن یک مجموعه‌ی آیتم دلخواه (همچون X) را بررسی کنیم، کافیست ببینیم آیا </text:span><text:span text:style-name="T8">X، زیرمجموعه‌ی حداقل یکی از مجموعه آیتم‌های پرتکرار و بسته هست یا خیر؛ اگر بود، پس X نیز پرتکرار است، در غیر این صورت، پرتکرار نیست. برای بدست آوردن مقدار support برای مجموعه‌ی آیتم X نیز باید بزرگ‌ترین مقدار support از بین مجموعه‌های پرتکرار و بسته در D که X زیرمجموعه‌ی آن‌ها هست را در نظر بگیریم. </text:span><text:span text:style-name="T9">همین الگوریتم را به زبان پایتون پیاده‌سازی کردم و در </text:span><text:a xlink:type="simple" xlink:href="https://github.com/amirashabani/University/blob/master/3981/Data%20Mining/is_frequent_find_support.py" text:style-name="Internet_20_link" text:visited-style-name="Visited_20_Internet_20_Link"><text:span text:style-name="T9">گیت‌هاب</text:span></text:a><text:span text:style-name="T9"> آپلود کردم.</text:span></text:p>
      <text:p text:style-name="P4"><text:span text:style-name="T9"/></text:p>
      <text:p text:style-name="P5"><text:span text:style-name="T9">۳. </text:span></text:p>
      <text:p text:style-name="P5"><text:span text:style-name="T10">قسمت a) </text:span><text:span text:style-name="T5">می‌دانیم مقدار support برای </text:span><text:span text:style-name="T10">زیرمجموعه‌های یک مجموعه‌ی آیتم، از خود آن مجموعه بزرگ‌تر یا مساوی آن است. پس اگر یک مجموعه‌ی آیتم پرتکرار بود، یعنی مقدار support برای آن از min_sup بزرگ‌تر است، پس مقدار support برای زیرمجموعه‌های ناتهی آن نیز از min_sup بزرگ‌تر یا مساوی خواهد بود. پس زیرمجموعه‌های ناتهی یک مجموعه‌ی آیتم پرتکرار، هر کدام پرتکرار خواهند بود.</text:span></text:p>
      <text:p text:style-name="P5"><text:span text:style-name="T10"/></text:p>
      <text:p text:style-name="P6"><text:span text:style-name="T5">قسمت b) این مسئله با توجه به قسمت a بدیهی می‌باشد؛ زیرا اگر مجموعه‌ای، زیر مجموعه‌ی یک مجموعه آیتم پرتکرار باشد، مقدار support برای آن </text:span><text:span text:style-name="T11">از خود مجموعه بزرگ‌تر یا مساوی آن است. پس اگر مجموعه‌ای از آیتم‌ها، شامل مجموعه‌ای دیگر باشد، مقدار support برای آن، کمتر یا مساوی خواهد بود.</text:span></text:p>
      <text:p text:style-name="P6"><text:span text:style-name="T11"/></text:p>
      <text:p text:style-name="P7"><text:span text:style-name="T11">ق</text:span><text:span text:style-name="T5">سمت c) اگر l را مجموعه‌ای پرتکرار در نظر بگیریم، در حالی که s زیرمجموعه‌ای از آن و 's نیز زیرمجموعه‌ای از s باشد، می‌توانیم بگوییم که مقدار support برای s کوچک‌تر یا مساوی همین مقدار برای 's می‌باشد. پس با توجه به تعریف confidence و توجه به این نکته که می‌توان مجموعه‌ی l را به مجموعه‌های s و s-l (یا 's و s’-l) افراض کرد به گونه‌ای که اجتماع آن‌ها برابر l باشد و با یکدیگر اشتراکی نداشته‌باشند، می‌توان نتیجه گرفت که مقدار confidence برای قانون اول کوچک‌تر یا مساوی همین مقدار برای قانون دوم است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Shabnam" svg:font-family="Shabn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rl-tb"/>
      <style:text-properties fo:font-size="10pt" officeooo:rsid="0019d7ab" officeooo:paragraph-rsid="0019d7ab" style:font-size-asian="10pt" style:font-name-complex="Shabnam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۱. ویراست سوم، صفحه‌ی ۲۴۷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5:58:27.075946139</meta:creation-date>
    <dc:date>2019-10-29T18:34:57.000945198</dc:date>
    <meta:editing-duration>PT1H27M34S</meta:editing-duration>
    <meta:editing-cycles>8</meta:editing-cycles>
    <meta:generator>LibreOffice/6.2.8.2$Linux_X86_64 LibreOffice_project/20$Build-2</meta:generator>
    <meta:document-statistic meta:table-count="0" meta:image-count="0" meta:object-count="0" meta:page-count="1" meta:paragraph-count="8" meta:word-count="382" meta:character-count="2030" meta:non-whitespace-character-count="1654"/>
  </office:meta>
</office:document-meta>
</file>